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02229166666667cm"/>
    </style:style>
    <style:style style:name="co3" style:family="table-column">
      <style:table-column-properties fo:break-before="auto" style:column-width="5.31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question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52" table:default-cell-style-name="ce2"/>
        <table:table-column table:style-name="co1" table:number-columns-repeated="16128" table:default-cell-style-name="ce1"/>
        <table:table-column table:style-name="co1" table:default-cell-style-name="ce2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ix, seven, ______, nine, ten.</text:p>
          </table:table-cell>
          <table:table-cell office:value-type="string" table:style-name="ce1">
            <text:p>twelve|three|eight|five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“What ______ is it?” – “It's half past two.”</text:p>
          </table:table-cell>
          <table:table-cell office:value-type="string" table:style-name="ce1">
            <text:p>hour|day|old|time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Who is that woman?</text:p>
          </table:table-cell>
          <table:table-cell office:value-type="string" table:style-name="ce1">
            <text:p>She’s teacher|Is Summer|It’s Anna|That’s a woman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Kate is ______.</text:p>
          </table:table-cell>
          <table:table-cell office:value-type="string" table:style-name="ce1">
            <text:p>a friend of me|a friend mine|one friend of me|a friend of mine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Your scissors____ on the table. I didn’t take _____.</text:p>
          </table:table-cell>
          <table:table-cell office:value-type="string" table:style-name="ce1">
            <text:p>are, it|is, it|are, them|is, them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hoose the correct sentence:</text:p>
          </table:table-cell>
          <table:table-cell office:value-type="string" table:style-name="ce1">
            <text:p>Is it your book?|Is it us book?|It is my book?|Is it Anna book?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 lot of products _____ in China.</text:p>
          </table:table-cell>
          <table:table-cell office:value-type="string" table:style-name="ce1">
            <text:p>are made|is made|are making|made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It is difficult to drive _____.</text:p>
          </table:table-cell>
          <table:table-cell office:value-type="string" table:style-name="ce1">
            <text:p>at the night|at the nights|at night|at nights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Kate is ____ in Physics.</text:p>
          </table:table-cell>
          <table:table-cell office:value-type="string" table:style-name="ce1">
            <text:p>interesting|interested|interest|be interested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Is New-York ____ Minsk?</text:p>
          </table:table-cell>
          <table:table-cell office:value-type="string" table:style-name="ce1">
            <text:p>big that|bigger|so big as|as big a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“How do you get to work?” – “_____.”</text:p>
          </table:table-cell>
          <table:table-cell office:value-type="string" table:style-name="ce1">
            <text:p>By car|In car|By the car|On car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The weather was terrible and I _____ go home by train.</text:p>
          </table:table-cell>
          <table:table-cell office:value-type="string" table:style-name="ce1">
            <text:p>must|had better|had to|will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I have finished my job before_____ Paris.</text:p>
          </table:table-cell>
          <table:table-cell office:value-type="string" table:style-name="ce1">
            <text:p>to go out|leave|leaving|to leave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I have bought___ trousers.</text:p>
          </table:table-cell>
          <table:table-cell office:value-type="string" table:style-name="ce1">
            <text:p>a|a pair of|a piece of|a couple of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I have been ____a book for a month.</text:p>
          </table:table-cell>
          <table:table-cell office:value-type="string" table:style-name="ce1">
            <text:p>read|reading|readed|to read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He has been very rude, ____?</text:p>
          </table:table-cell>
          <table:table-cell office:value-type="string" table:style-name="ce1">
            <text:p>wasn’t he|isn’t he|hasn’t he|doesn’t he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Would you mind____ me a favour?</text:p>
          </table:table-cell>
          <table:table-cell office:value-type="string" table:style-name="ce1">
            <text:p>to make|to do|making|doing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“Why haven’t they come to us?” “They ____ the bus.”</text:p>
          </table:table-cell>
          <table:table-cell office:value-type="string" table:style-name="ce1">
            <text:p>may have lost|can have lost|may have missed|can have missed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If she _____ all our money to buy that bag, we’d have been in Paris now.</text:p>
          </table:table-cell>
          <table:table-cell office:value-type="string" table:style-name="ce1">
            <text:p>hadn’t spent|wouldn’t have spent|wouldn’t spent|haven’t spe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he looked up at the cake as if she___ how to cook it.</text:p>
          </table:table-cell>
          <table:table-cell office:value-type="string" table:style-name="ce1">
            <text:p>was wandering|was wondering|wonder|wander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Excuse me, waiter. Can you bring me the____?</text:p>
          </table:table-cell>
          <table:table-cell office:value-type="string" table:style-name="ce1">
            <text:p>note|money|bill|cheque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The religious wedding ______ takes place in a church.</text:p>
          </table:table-cell>
          <table:table-cell office:value-type="string" table:style-name="ce1">
            <text:p>engagement|performance|ceremony|marriage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I'm really ______ to the party. All my old friends will be there.</text:p>
          </table:table-cell>
          <table:table-cell office:value-type="string" table:style-name="ce1">
            <text:p>appreciating|thinking about|enjoying|looking forward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“Can I ______ your dictionary, please?” – “Yes, of course. But I'd like it back for the weekend.”</text:p>
          </table:table-cell>
          <table:table-cell office:value-type="string" table:style-name="ce1">
            <text:p>lend|borrow|give|keep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I can't stand ______ in cold weather.</text:p>
          </table:table-cell>
          <table:table-cell office:value-type="string" table:style-name="ce1">
            <text:p>to walk|walk|walking|to walking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I think most people ______ English for their jobs in the future.</text:p>
          </table:table-cell>
          <table:table-cell office:value-type="string" table:style-name="ce1">
            <text:p>will need|are needing|need|will have needed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She can afford it because she ___a lot of money.</text:p>
          </table:table-cell>
          <table:table-cell office:value-type="string" table:style-name="ce1">
            <text:p>takes|makes|does|wastes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Don't put the bottle on the ____ of the table – someone will knock it off.</text:p>
          </table:table-cell>
          <table:table-cell office:value-type="string" table:style-name="ce1">
            <text:p>edge|outside|boundary|border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Once the plane is in the air, you can ...... your seat belts if you wish.</text:p>
          </table:table-cell>
          <table:table-cell office:value-type="string" table:style-name="ce1">
            <text:p>undress|unfasten|unlock|untie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_____to bring your passport. You will need it at the airport.</text:p>
          </table:table-cell>
          <table:table-cell office:value-type="string" table:style-name="ce1">
            <text:p>If I were you I’d|Don’t forget|You’d better|You should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number-rows-repeated="2" table:style-name="ro1">
          <table:table-cell table:number-columns-repeated="255" table:style-name="ce2"/>
          <table:table-cell table:number-columns-repeated="16129"/>
        </table:table-row>
        <table:table-row table:number-rows-repeated="48" table:style-name="ro1">
          <table:table-cell table:number-columns-repeated="16384"/>
        </table:table-row>
        <table:table-row table:number-rows-repeated="104849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312</meta:generator>
    <meta:initial-creator>phpMyAdmin 4.9.5</meta:initial-creator>
    <dc:creator>Dmitriy Chaikovskiy</dc:creator>
    <meta:creation-date>2021-04-22T19:55:02Z</meta:creation-date>
    <dc:date>2023-03-17T20:29:35Z</dc:date>
  </office:meta>
</office:document-meta>
</file>